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25in"/>
    </style:style>
    <style:style style:name="co2" style:family="table-column">
      <style:table-column-properties fo:break-before="auto" style:column-width="3.5729166666666665in"/>
    </style:style>
    <style:style style:name="co3" style:family="table-column">
      <style:table-column-properties fo:break-before="auto" style:column-width="4.96875in"/>
    </style:style>
    <style:style style:name="co4" style:family="table-column">
      <style:table-column-properties fo:break-before="auto" style:column-width="1.25in"/>
    </style:style>
    <style:style style:name="co5" style:family="table-column">
      <style:table-column-properties fo:break-before="auto" style:column-width="4.510416666666667in"/>
    </style:style>
    <style:style style:name="co6" style:family="table-column">
      <style:table-column-properties fo:break-before="auto" style:column-width="3.9166666666666665in"/>
    </style:style>
    <style:style style:name="co7" style:family="table-column">
      <style:table-column-properties fo:break-before="auto" style:column-width="3.0729166666666665in"/>
    </style:style>
    <style:style style:name="co8" style:family="table-column">
      <style:table-column-properties fo:break-before="auto" style:column-width="2.2395833333333335in"/>
    </style:style>
    <style:style style:name="ro1" style:family="table-row">
      <style:table-row-properties style:row-height="0.17708333333333334in" fo:break-before="auto" style:use-optimal-row-height="false"/>
    </style:style>
    <style:style style:name="ro2" style:family="table-row">
      <style:table-row-properties style:row-height="0.4375in" fo:break-before="auto" style:use-optimal-row-height="true"/>
    </style:style>
    <style:style style:name="ro3" style:family="table-row">
      <style:table-row-properties style:row-height="1.2395833333333333in" fo:break-before="auto" style:use-optimal-row-height="true"/>
    </style:style>
    <style:style style:name="ro4" style:family="table-row">
      <style:table-row-properties style:row-height="1.7708333333333333in" fo:break-before="auto" style:use-optimal-row-height="true"/>
    </style:style>
    <style:style style:name="ro5" style:family="table-row">
      <style:table-row-properties style:row-height="1.0625in" fo:break-before="auto" style:use-optimal-row-height="true"/>
    </style:style>
    <style:style style:name="ro6" style:family="table-row">
      <style:table-row-properties style:row-height="0.8854166666666666in" fo:break-before="auto" style:use-optimal-row-height="true"/>
    </style:style>
    <style:style style:name="ro7" style:family="table-row">
      <style:table-row-properties style:row-height="1.59375in" fo:break-before="auto" style:use-optimal-row-height="true"/>
    </style:style>
    <style:style style:name="ro8" style:family="table-row">
      <style:table-row-properties style:row-height="1.4166666666666667in" fo:break-before="auto" style:use-optimal-row-height="true"/>
    </style:style>
    <style:style style:name="ro9" style:family="table-row">
      <style:table-row-properties style:row-height="2.125in" fo:break-before="auto" style:use-optimal-row-height="true"/>
    </style:style>
    <style:style style:name="ro10" style:family="table-row">
      <style:table-row-properties style:row-height="0.7083333333333334in" fo:break-before="auto" style:use-optimal-row-height="true"/>
    </style:style>
    <style:style style:name="ro11" style:family="table-row">
      <style:table-row-properties style:row-height="3.1875in" fo:break-before="auto" style:use-optimal-row-height="true"/>
    </style:style>
    <style:style style:name="ro12" style:family="table-row">
      <style:table-row-properties style:row-height="0.17708333333333334in" fo:break-before="auto" style:use-optimal-row-height="false"/>
    </style:style>
    <style:style style:name="ro13" style:family="table-row">
      <style:table-row-properties style:row-height="0.3541666666666667in" fo:break-before="auto" style:use-optimal-row-height="true"/>
    </style:style>
    <style:style style:name="ro14" style:family="table-row">
      <style:table-row-properties style:row-height="2.4791666666666665in" fo:break-before="auto" style:use-optimal-row-height="true"/>
    </style:style>
    <style:style style:name="ro15" style:family="table-row">
      <style:table-row-properties style:row-height="3.0104166666666665in" fo:break-before="auto" style:use-optimal-row-height="true"/>
    </style:style>
    <style:style style:name="ro16" style:family="table-row">
      <style:table-row-properties style:row-height="2.65625in" fo:break-before="auto" style:use-optimal-row-height="true"/>
    </style:style>
    <style:style style:name="ro17" style:family="table-row">
      <style:table-row-properties style:row-height="2.8333333333333335in" fo:break-before="auto" style:use-optimal-row-height="true"/>
    </style:style>
    <style:style style:name="ro18" style:family="table-row">
      <style:table-row-properties style:row-height="4.427083333333333in" fo:break-before="auto" style:use-optimal-row-height="true"/>
    </style:style>
    <style:style style:name="ro19" style:family="table-row">
      <style:table-row-properties style:row-height="4.958333333333333in" fo:break-before="auto" style:use-optimal-row-height="true"/>
    </style:style>
    <style:style style:name="ro20" style:family="table-row">
      <style:table-row-properties style:row-height="0.17708333333333334in" fo:break-before="auto" style:use-optimal-row-height="true"/>
    </style:style>
    <style:style style:name="ro21" style:family="table-row">
      <style:table-row-properties style:row-height="5.489583333333333in" fo:break-before="auto" style:use-optimal-row-height="true"/>
    </style:style>
    <style:style style:name="ta1" style:family="table" style:master-page-name="PageStyle_5f_Riscos Identificados">
      <style:table-properties table:display="true" style:writing-mode="lr-tb"/>
    </style:style>
    <style:style style:name="ta2" style:family="table" style:master-page-name="PageStyle_5f_Ações Planejadas_Realizadas">
      <style:table-properties table:display="true" style:writing-mode="lr-tb"/>
    </style:style>
    <style:style style:name="ce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data-style-name="N-1"/>
    <style:style style:name="ce21" style:family="table-cell" style:parent-style-name="Default" style:data-style-name="N0">
      <style:table-cell-properties fo:wrap-option="wrap" style:vertical-align="middle" fo:background-color="#D9D9D9"/>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style:use-window-font-color="true" style:text-underline-style="none"/>
    </style:style>
    <style:style style:name="ce22" style:family="table-cell" style:parent-style-name="Default" style:data-style-name="N0">
      <style:table-cell-properties fo:wrap-option="wrap" style:vertical-align="middle" fo:background-color="#D9D9D9"/>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data-style-name="N0">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data-style-name="N177">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0">
      <style:table-cell-properties fo:border-left="1.0pt solid #000000" fo:border-right="1.0pt solid #000000" fo:border-top="1.0pt solid #000000" fo:border-bottom="1.0pt solid #000000" fo:wrap-option="wrap" style:vertical-align="bottom" fo:background-color="#D9D9D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data-style-name="N0">
      <style:table-cell-properties fo:border-left="1.0pt solid #000000" fo:border-right="1.0pt solid #000000" fo:border-top="1.0pt solid #000000" fo:border-bottom="1.0pt solid #000000" fo:wrap-option="wrap" style:vertical-align="bottom" fo:background-color="#D9D9D9"/>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data-style-name="N0">
      <style:table-cell-properties fo:border-left="1.0pt solid #000000" fo:wrap-option="wrap" style:vertical-align="bottom" fo:background-color="#D9D9D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data-style-name="N0">
      <style:table-cell-properties fo:wrap-option="wrap" style:vertical-align="bottom" fo:background-color="#D9D9D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data-style-name="N0">
      <style:table-cell-properties fo:border-left="1.0pt solid #000000" fo:border-right="1.0pt solid #000000" fo:border-top="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data-style-name="N0">
      <style:table-cell-properties fo:border-left="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1" style:family="table-cell" style:parent-style-name="Default" style:data-style-name="N0">
      <style:table-cell-properties fo:border-left="1.0pt solid #000000" fo:border-right="1.0pt solid #000000" fo:border-top="1.0pt solid #000000" fo:border-bottom="1.0pt solid #000000" fo:wrap-option="wrap" style:vertical-align="middle" fo:background-color="#D9D9D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2" style:family="table-cell" style:parent-style-name="Default" style:data-style-name="N177">
      <style:table-cell-properties fo:border-left="1.0pt solid #000000" fo:border-right="1.0pt solid #000000" fo:border-top="1.0pt solid #000000" fo:border-bottom="1.0pt solid #000000"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style:use-window-font-color="true" style:text-underline-style="none"/>
    </style:style>
    <style:style style:name="T7"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office:automatic-styles>
  <office:body>
    <office:spreadsheet>
      <table:table table:name="Riscos Identificado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1" table:number-columns-repeated="17" table:default-cell-style-name="ce-1"/>
        <table:table-column table:style-name="co1" table:default-cell-style-name="ce15" table:number-columns-repeated="236"/>
        <table:table-row table:style-name="ro2">
          <table:table-cell table:style-name="ce21" office:value-type="string">
            <text:p>Ident.</text:p>
          </table:table-cell>
          <table:table-cell table:style-name="ce21" office:value-type="string">
            <text:p>Risco</text:p>
          </table:table-cell>
          <table:table-cell table:style-name="ce21" office:value-type="string">
            <text:p>Consequências(Problemas)</text:p>
          </table:table-cell>
          <table:table-cell table:style-name="ce21" office:value-type="string">
            <text:p>Probab.</text:p>
          </table:table-cell>
          <table:table-cell table:style-name="ce21" office:value-type="string">
            <text:p>Impacto (dias)</text:p>
          </table:table-cell>
          <table:table-cell table:style-name="ce21" office:value-type="string">
            <text:p>Priori.</text:p>
          </table:table-cell>
          <table:table-cell table:style-name="ce21" office:value-type="string">
            <text:p>Data Identificação</text:p>
          </table:table-cell>
          <table:table-cell table:number-columns-repeated="13" table:style-name="ce21"/>
        </table:table-row>
        <table:table-row table:style-name="ro3">
          <table:table-cell table:style-name="ce22" office:value-type="string">
            <text:p>R01</text:p>
          </table:table-cell>
          <table:table-cell table:style-name="ce23" office:value-type="string">
            <text:p>Dificuldade de entendimento acerca do escopo do projeto.</text:p>
          </table:table-cell>
          <table:table-cell table:style-name="ce23" office:value-type="string">
            <text:p>Especificação dos Requisitos; Definição e cumprimento do Cronograma; Qualidade do produto final;</text:p>
          </table:table-cell>
          <table:table-cell table:style-name="ce23" office:value-type="string">
            <text:p>Baixa</text:p>
          </table:table-cell>
          <table:table-cell table:style-name="ce23" office:value-type="float" office:value="35">
            <text:p>35</text:p>
          </table:table-cell>
          <table:table-cell table:style-name="ce23" office:value-type="float" office:value="35">
            <text:p>35</text:p>
          </table:table-cell>
          <table:table-cell table:style-name="ce24" office:value-type="float" office:value="41207">
            <text:p>10/25/2012</text:p>
          </table:table-cell>
        </table:table-row>
        <table:table-row table:style-name="ro3">
          <table:table-cell table:style-name="ce22" office:value-type="string">
            <text:p>R02</text:p>
          </table:table-cell>
          <table:table-cell table:style-name="ce23" office:value-type="string">
            <text:p>Dificuldade de entendimento acerca dos requisitos definidos.</text:p>
          </table:table-cell>
          <table:table-cell table:style-name="ce23" office:value-type="string">
            <text:p>Especificação dos Requisitos; Definição e cumprimento do Cronograma; Qualidade do produto final;</text:p>
          </table:table-cell>
          <table:table-cell table:style-name="ce23" office:value-type="string">
            <text:p>Média</text:p>
          </table:table-cell>
          <table:table-cell table:style-name="ce23" office:value-type="float" office:value="15">
            <text:p>15</text:p>
          </table:table-cell>
          <table:table-cell table:style-name="ce23" office:value-type="float" office:value="30">
            <text:p>30</text:p>
          </table:table-cell>
          <table:table-cell table:style-name="ce24" office:value-type="float" office:value="41207">
            <text:p>10/25/2012</text:p>
          </table:table-cell>
        </table:table-row>
        <table:table-row table:style-name="ro4">
          <table:table-cell table:style-name="ce22" office:value-type="string">
            <text:p>R03</text:p>
          </table:table-cell>
          <table:table-cell table:style-name="ce23" office:value-type="string">
            <text:p>Dificuldade de colaboração e comunicação</text:p>
          </table:table-cell>
          <table:table-cell table:style-name="ce23" office:value-type="string">
            <text:p>Definição e cumprimento do Cronograma; Definição de papéis e distribuição das tarefas para os membros da equipe; Interação e progresso do Desenvolvimento;</text:p>
          </table:table-cell>
          <table:table-cell table:style-name="ce23" office:value-type="string">
            <text:p>Alta</text:p>
          </table:table-cell>
          <table:table-cell table:style-name="ce23" office:value-type="float" office:value="15">
            <text:p>15</text:p>
          </table:table-cell>
          <table:table-cell table:style-name="ce23" office:value-type="float" office:value="75">
            <text:p>75</text:p>
          </table:table-cell>
          <table:table-cell table:style-name="ce24" office:value-type="float" office:value="41207">
            <text:p>10/25/2012</text:p>
          </table:table-cell>
        </table:table-row>
        <table:table-row table:style-name="ro3">
          <table:table-cell table:style-name="ce22" office:value-type="string">
            <text:p>R04</text:p>
          </table:table-cell>
          <table:table-cell table:style-name="ce23" office:value-type="string">
            <text:p>Entregáveis não refletirem as reais necessidades do product owner</text:p>
          </table:table-cell>
          <table:table-cell table:style-name="ce23" office:value-type="string">
            <text:p>Qualidade do produto final; Satisfação do Product Owner; Avaliação dos membros da equipe;</text:p>
          </table:table-cell>
          <table:table-cell table:style-name="ce23" office:value-type="string">
            <text:p>Baixa</text:p>
          </table:table-cell>
          <table:table-cell table:style-name="ce23" office:value-type="float" office:value="21">
            <text:p>21</text:p>
          </table:table-cell>
          <table:table-cell table:style-name="ce23" office:value-type="float" office:value="21">
            <text:p>21</text:p>
          </table:table-cell>
          <table:table-cell table:style-name="ce24" office:value-type="float" office:value="41207">
            <text:p>10/25/2012</text:p>
          </table:table-cell>
        </table:table-row>
        <table:table-row table:style-name="ro4">
          <table:table-cell table:style-name="ce22" office:value-type="string">
            <text:p>R05</text:p>
          </table:table-cell>
          <table:table-cell table:style-name="ce23" office:value-type="string">
            <text:p>Tempo para conclusão do projeto insuficiente</text:p>
          </table:table-cell>
          <table:table-cell table:style-name="ce23" office:value-type="string">
            <text:p>Especificação dos Requisitos; Interação e progresso do Desenvolvimento;Custo (horas trabalhadas) por membro da equipe; Qualidade do produto final;</text:p>
          </table:table-cell>
          <table:table-cell table:style-name="ce23" office:value-type="string">
            <text:p>Média</text:p>
          </table:table-cell>
          <table:table-cell table:style-name="ce23" office:value-type="float" office:value="21">
            <text:p>21</text:p>
          </table:table-cell>
          <table:table-cell table:style-name="ce23" office:value-type="float" office:value="42">
            <text:p>42</text:p>
          </table:table-cell>
          <table:table-cell table:style-name="ce24" office:value-type="float" office:value="41207">
            <text:p>10/25/2012</text:p>
          </table:table-cell>
        </table:table-row>
        <table:table-row table:style-name="ro5">
          <table:table-cell table:style-name="ce22" office:value-type="string">
            <text:p>R06</text:p>
          </table:table-cell>
          <table:table-cell table:style-name="ce23" office:value-type="string">
            <text:p>Recursos necessários para a execução do projeto insuficientes</text:p>
          </table:table-cell>
          <table:table-cell table:style-name="ce23" office:value-type="string">
            <text:p>Definição e cumprimento do Cronograma; Custo (horas trabalhadas) por membro da equipe;</text:p>
          </table:table-cell>
          <table:table-cell table:style-name="ce23" office:value-type="string">
            <text:p>Baixa</text:p>
          </table:table-cell>
          <table:table-cell table:style-name="ce23" office:value-type="float" office:value="15">
            <text:p>15</text:p>
          </table:table-cell>
          <table:table-cell table:style-name="ce23" office:value-type="float" office:value="15">
            <text:p>15</text:p>
          </table:table-cell>
          <table:table-cell table:style-name="ce24" office:value-type="float" office:value="41207">
            <text:p>10/25/2012</text:p>
          </table:table-cell>
        </table:table-row>
        <table:table-row table:style-name="ro6">
          <table:table-cell table:style-name="ce22" office:value-type="string">
            <text:p>R07</text:p>
          </table:table-cell>
          <table:table-cell table:style-name="ce23" office:value-type="string">
            <text:p>Dificuldade de cumprir as restrições de projeto definidas pelos stakeholders</text:p>
          </table:table-cell>
          <table:table-cell table:style-name="ce23" office:value-type="string">
            <text:p>Avaliação dos membros da equipe; Satisfação do Product Owner;</text:p>
          </table:table-cell>
          <table:table-cell table:style-name="ce23" office:value-type="string">
            <text:p>Média</text:p>
          </table:table-cell>
          <table:table-cell table:style-name="ce23" office:value-type="float" office:value="15">
            <text:p>15</text:p>
          </table:table-cell>
          <table:table-cell table:style-name="ce23" office:value-type="float" office:value="30">
            <text:p>30</text:p>
          </table:table-cell>
          <table:table-cell table:style-name="ce24" office:value-type="float" office:value="41207">
            <text:p>10/25/2012</text:p>
          </table:table-cell>
        </table:table-row>
        <table:table-row table:style-name="ro7">
          <table:table-cell table:style-name="ce22" office:value-type="string">
            <text:p>R08</text:p>
          </table:table-cell>
          <table:table-cell table:style-name="ce23" office:value-type="string">
            <text:p>Dificuldade de mensurar e acompanhar o progresso do projeto</text:p>
          </table:table-cell>
          <table:table-cell table:style-name="ce23" office:value-type="string">
            <text:p>Definição e cumprimento do Cronograma; Interação e progresso do Desenvolvimento; Custo (horas trabalhadas) por membro da equipe;</text:p>
          </table:table-cell>
          <table:table-cell table:style-name="ce23" office:value-type="string">
            <text:p>Média</text:p>
          </table:table-cell>
          <table:table-cell table:style-name="ce23" office:value-type="float" office:value="10">
            <text:p>10</text:p>
          </table:table-cell>
          <table:table-cell table:style-name="ce23" office:value-type="float" office:value="20">
            <text:p>20</text:p>
          </table:table-cell>
          <table:table-cell table:style-name="ce24" office:value-type="float" office:value="41207">
            <text:p>10/25/2012</text:p>
          </table:table-cell>
        </table:table-row>
        <table:table-row table:style-name="ro6">
          <table:table-cell table:style-name="ce22" office:value-type="string">
            <text:p>R09</text:p>
          </table:table-cell>
          <table:table-cell table:style-name="ce23" office:value-type="string">
            <text:p>Rotatividade de papeis</text:p>
          </table:table-cell>
          <table:table-cell table:style-name="ce23" office:value-type="string">
            <text:p>Dificuldade de entender e dar prosseguimento às atividades definidas.</text:p>
          </table:table-cell>
          <table:table-cell table:style-name="ce23" office:value-type="string">
            <text:p>Alta</text:p>
          </table:table-cell>
          <table:table-cell table:style-name="ce23" office:value-type="float" office:value="36">
            <text:p>36</text:p>
          </table:table-cell>
          <table:table-cell table:style-name="ce23" office:value-type="float" office:value="180">
            <text:p>180</text:p>
          </table:table-cell>
          <table:table-cell table:style-name="ce24" office:value-type="float" office:value="41229">
            <text:p>11/16/2012</text:p>
          </table:table-cell>
        </table:table-row>
        <table:table-row table:style-name="ro5">
          <table:table-cell table:style-name="ce22" office:value-type="string">
            <text:p>R10</text:p>
          </table:table-cell>
          <table:table-cell table:style-name="ce23" office:value-type="string">
            <text:p>Falta de compromentimento da equipe com as atividades</text:p>
          </table:table-cell>
          <table:table-cell table:style-name="ce23" office:value-type="string">
            <text:p>Atividades definidas não realizadas. Atividades críticas atrasando o desenvolvimento de outras atividades.</text:p>
          </table:table-cell>
          <table:table-cell table:style-name="ce23" office:value-type="string">
            <text:p>Alta</text:p>
          </table:table-cell>
          <table:table-cell table:style-name="ce23" office:value-type="float" office:value="10">
            <text:p>10</text:p>
          </table:table-cell>
          <table:table-cell table:style-name="ce23" office:value-type="float" office:value="50">
            <text:p>50</text:p>
          </table:table-cell>
          <table:table-cell table:style-name="ce24" office:value-type="float" office:value="41229">
            <text:p>11/16/2012</text:p>
          </table:table-cell>
        </table:table-row>
        <table:table-row table:style-name="ro6">
          <table:table-cell table:style-name="ce22" office:value-type="string">
            <text:p>R11</text:p>
          </table:table-cell>
          <table:table-cell table:style-name="ce23" office:value-type="string">
            <text:p>Acompanhamento da participação dos interessados no projeto.</text:p>
          </table:table-cell>
          <table:table-cell table:style-name="ce23" office:value-type="string">
            <text:p>Ausência de informações vitais ao projeto. Ausência do suporte necessário.</text:p>
          </table:table-cell>
          <table:table-cell table:style-name="ce23" office:value-type="string">
            <text:p>Média</text:p>
          </table:table-cell>
          <table:table-cell table:style-name="ce23" office:value-type="float" office:value="10">
            <text:p>10</text:p>
          </table:table-cell>
          <table:table-cell table:style-name="ce23" office:value-type="float" office:value="20">
            <text:p>20</text:p>
          </table:table-cell>
          <table:table-cell table:style-name="ce24" office:value-type="float" office:value="41229">
            <text:p>11/16/2012</text:p>
          </table:table-cell>
        </table:table-row>
        <table:table-row table:style-name="ro8">
          <table:table-cell table:style-name="ce22" office:value-type="string">
            <text:p>R12</text:p>
          </table:table-cell>
          <table:table-cell table:style-name="ce23" office:value-type="string">
            <text:p>Documentos criados por pessoas que possuem dominio que não seja “@gmail.com”, não podem alterar proprietários</text:p>
          </table:table-cell>
          <table:table-cell table:style-name="ce23" office:value-type="string">
            <text:p>Usuário que criou documento tem controle total sobre o documento. O Google não permite a alteração desta propriedade.</text:p>
          </table:table-cell>
          <table:table-cell table:style-name="ce23" office:value-type="string">
            <text:p>Baixa</text:p>
          </table:table-cell>
          <table:table-cell table:style-name="ce23" office:value-type="float" office:value="1">
            <text:p>1</text:p>
          </table:table-cell>
          <table:table-cell table:style-name="ce23" office:value-type="float" office:value="1">
            <text:p>1</text:p>
          </table:table-cell>
          <table:table-cell table:style-name="ce24" office:value-type="float" office:value="41240">
            <text:p>11/27/2012</text:p>
          </table:table-cell>
        </table:table-row>
        <table:table-row table:style-name="ro3">
          <table:table-cell table:style-name="ce22" office:value-type="string">
            <text:p>R13</text:p>
          </table:table-cell>
          <table:table-cell table:style-name="ce23" office:value-type="string">
            <text:p>Estimativas com horas erradas, por erros de proporção, exemplo 40 minutos ser estimado como 0,40 h</text:p>
          </table:table-cell>
          <table:table-cell table:style-name="ce23" office:value-type="string">
            <text:p>Altera o custo do projeto.  Altera a Viabilidade do projeto.</text:p>
          </table:table-cell>
          <table:table-cell table:style-name="ce23" office:value-type="string">
            <text:p>Alta</text:p>
          </table:table-cell>
          <table:table-cell table:style-name="ce23" office:value-type="float" office:value="4">
            <text:p>4</text:p>
          </table:table-cell>
          <table:table-cell table:style-name="ce23" office:value-type="float" office:value="20">
            <text:p>20</text:p>
          </table:table-cell>
          <table:table-cell table:style-name="ce24" office:value-type="float" office:value="41240">
            <text:p>11/27/2012</text:p>
          </table:table-cell>
        </table:table-row>
        <table:table-row table:style-name="ro9">
          <table:table-cell table:style-name="ce22" office:value-type="string">
            <text:p>R14</text:p>
          </table:table-cell>
          <table:table-cell table:style-name="ce23" office:value-type="string">
            <text:p>As atividades prioritárias do SGB: Requisitos, usabilidade, projeto e desenvolvimento serão agora realizadas em paralelo</text:p>
          </table:table-cell>
          <table:table-cell table:style-name="ce23" office:value-type="string">
            <text:p>Atividades dependem umas das outras; A usabilidade e o projeto podem não conseguir desenvolver suas atividades; O desenvolvimento pode não conseguir produzir o produto final.</text:p>
          </table:table-cell>
          <table:table-cell table:style-name="ce23" office:value-type="string">
            <text:p>Alta</text:p>
          </table:table-cell>
          <table:table-cell table:style-name="ce23" office:value-type="float" office:value="40">
            <text:p>40</text:p>
          </table:table-cell>
          <table:table-cell table:style-name="ce23" office:value-type="float" office:value="200">
            <text:p>200</text:p>
          </table:table-cell>
          <table:table-cell table:style-name="ce24" office:value-type="float" office:value="41240">
            <text:p>11/27/2012</text:p>
          </table:table-cell>
        </table:table-row>
        <table:table-row table:style-name="ro6">
          <table:table-cell table:style-name="ce22" office:value-type="string">
            <text:p>R15</text:p>
          </table:table-cell>
          <table:table-cell table:style-name="ce23" office:value-type="string">
            <text:p>Dependência da aplicação Artfactory para o desenvolvimento da aplicação. </text:p>
          </table:table-cell>
          <table:table-cell table:style-name="ce23" office:value-type="string">
            <text:p>Dificuldades para o desenvolvimento.</text:p>
          </table:table-cell>
          <table:table-cell table:style-name="ce23" office:value-type="string">
            <text:p>Alta</text:p>
          </table:table-cell>
          <table:table-cell table:style-name="ce23" office:value-type="float" office:value="2">
            <text:p>2</text:p>
          </table:table-cell>
          <table:table-cell table:style-name="ce23" office:value-type="float" office:value="10">
            <text:p>10</text:p>
          </table:table-cell>
          <table:table-cell table:style-name="ce24" office:value-type="float" office:value="41240">
            <text:p>11/27/2012</text:p>
          </table:table-cell>
        </table:table-row>
        <table:table-row table:style-name="ro8">
          <table:table-cell table:style-name="ce22" office:value-type="string">
            <text:p>R16</text:p>
          </table:table-cell>
          <table:table-cell table:style-name="ce23" office:value-type="string">
            <text:p>Atividades não finalizadas na Iteração</text:p>
          </table:table-cell>
          <table:table-cell table:style-name="ce23" office:value-type="string">
            <text:p>Atraso no projeto; Aumento do custo do projeto; Pode atrasar outras atividades dependentes; Insatisfação do Product Owner </text:p>
          </table:table-cell>
          <table:table-cell table:style-name="ce23" office:value-type="string">
            <text:p>Alta</text:p>
          </table:table-cell>
          <table:table-cell table:style-name="ce23" office:value-type="float" office:value="14">
            <text:p>14</text:p>
          </table:table-cell>
          <table:table-cell table:style-name="ce23" office:value-type="float" office:value="70">
            <text:p>70</text:p>
          </table:table-cell>
          <table:table-cell table:style-name="ce24" office:value-type="float" office:value="41255">
            <text:p>12/12/2012</text:p>
          </table:table-cell>
        </table:table-row>
        <table:table-row table:style-name="ro3">
          <table:table-cell table:style-name="ce22" office:value-type="string">
            <text:p>R17</text:p>
          </table:table-cell>
          <table:table-cell table:style-name="ce23" office:value-type="string">
            <text:p>Servidor do INF ficar indisponível(fora do ar)</text:p>
          </table:table-cell>
          <table:table-cell table:style-name="ce23" office:value-type="string">
            <text:p>Impede acesso ao Redmine; Impede acesso ao archifactory ; Atraso do projeto; Aumento do custo do projeto</text:p>
          </table:table-cell>
          <table:table-cell table:style-name="ce23" office:value-type="string">
            <text:p>Alta</text:p>
          </table:table-cell>
          <table:table-cell table:style-name="ce23" office:value-type="float" office:value="3">
            <text:p>3</text:p>
          </table:table-cell>
          <table:table-cell table:style-name="ce23" office:value-type="float" office:value="15">
            <text:p>15</text:p>
          </table:table-cell>
          <table:table-cell table:style-name="ce24" office:value-type="float" office:value="41256">
            <text:p>12/13/2012</text:p>
          </table:table-cell>
        </table:table-row>
        <table:table-row table:style-name="ro10">
          <table:table-cell table:style-name="ce22" office:value-type="string">
            <text:p>R18</text:p>
          </table:table-cell>
          <table:table-cell table:style-name="ce23" office:value-type="string">
            <text:p>Alocação de tarefas duplicadas no Redmine para membros distintos</text:p>
          </table:table-cell>
          <table:table-cell table:style-name="ce23" office:value-type="string">
            <text:p>Retrabalho; Aumenta Custo; Aumento da carga de trabalho</text:p>
          </table:table-cell>
          <table:table-cell table:style-name="ce23" office:value-type="string">
            <text:p>Baixa</text:p>
          </table:table-cell>
          <table:table-cell table:style-name="ce23" office:value-type="float" office:value="5">
            <text:p>5</text:p>
          </table:table-cell>
          <table:table-cell table:style-name="ce23" office:value-type="float" office:value="5">
            <text:p>5</text:p>
          </table:table-cell>
          <table:table-cell table:style-name="ce24" office:value-type="float" office:value="40933">
            <text:p>1/25/2012</text:p>
          </table:table-cell>
        </table:table-row>
        <table:table-row table:style-name="ro5">
          <table:table-cell table:style-name="ce22" office:value-type="string">
            <text:p>R19</text:p>
          </table:table-cell>
          <table:table-cell table:style-name="ce23" office:value-type="string">
            <text:p>Stakeholders entrar de férias</text:p>
          </table:table-cell>
          <table:table-cell table:style-name="ce23" office:value-type="string">
            <text:p>Indisponibilizar um conhecimento ou experiência importante ao projeto que só ele tem ou domina. </text:p>
          </table:table-cell>
          <table:table-cell table:style-name="ce23" office:value-type="string">
            <text:p>Alta</text:p>
          </table:table-cell>
          <table:table-cell table:style-name="ce23" office:value-type="float" office:value="30">
            <text:p>30</text:p>
          </table:table-cell>
          <table:table-cell table:style-name="ce23" office:value-type="float" office:value="150">
            <text:p>150</text:p>
          </table:table-cell>
          <table:table-cell table:style-name="ce24" office:value-type="float" office:value="40933">
            <text:p>1/25/2012</text:p>
          </table:table-cell>
        </table:table-row>
        <table:table-row table:style-name="ro7">
          <table:table-cell table:style-name="ce22" office:value-type="string">
            <text:p>R20</text:p>
          </table:table-cell>
          <table:table-cell table:style-name="ce23" office:value-type="string">
            <text:p>Stakeholders ficar de licença médica</text:p>
          </table:table-cell>
          <table:table-cell table:style-name="ce23" office:value-type="string">
            <text:p>Indisponibilizar um conhecimento e experiência importante ao projeto que apenas ele tem ou domina; Reduz os recursos disponíveis ao projeto</text:p>
          </table:table-cell>
          <table:table-cell table:style-name="ce23" office:value-type="string">
            <text:p>Alta</text:p>
          </table:table-cell>
          <table:table-cell table:style-name="ce23" office:value-type="float" office:value="3">
            <text:p>3</text:p>
          </table:table-cell>
          <table:table-cell table:style-name="ce23" office:value-type="float" office:value="15">
            <text:p>15</text:p>
          </table:table-cell>
          <table:table-cell table:style-name="ce24" office:value-type="float" office:value="40933">
            <text:p>1/25/2012</text:p>
          </table:table-cell>
        </table:table-row>
        <table:table-row table:style-name="ro5">
          <table:table-cell table:style-name="ce22" office:value-type="string">
            <text:p>R21</text:p>
          </table:table-cell>
          <table:table-cell table:style-name="ce23" office:value-type="string">
            <text:p>Não submeter os artefatos gerados na iteração no google code para geração da baseline</text:p>
          </table:table-cell>
          <table:table-cell table:style-name="ce23" office:value-type="string">
            <text:p>Impacto na geração da baseline; Entregável para o product owner não refletir o que está feito; Notas gerais</text:p>
          </table:table-cell>
          <table:table-cell table:style-name="ce23" office:value-type="string">
            <text:p>Baixa</text:p>
          </table:table-cell>
          <table:table-cell table:style-name="ce23" office:value-type="float" office:value="3">
            <text:p>3</text:p>
          </table:table-cell>
          <table:table-cell table:style-name="ce23" office:value-type="float" office:value="3">
            <text:p>3</text:p>
          </table:table-cell>
          <table:table-cell table:style-name="ce24" office:value-type="float" office:value="40933">
            <text:p>1/25/2012</text:p>
          </table:table-cell>
        </table:table-row>
        <table:table-row table:style-name="ro4">
          <table:table-cell table:style-name="ce22" office:value-type="string">
            <text:p>R22</text:p>
          </table:table-cell>
          <table:table-cell table:style-name="ce23" office:value-type="string">
            <text:p>Os participantes do projeto não seguirem o plano do seu cargo</text:p>
          </table:table-cell>
          <table:table-cell table:style-name="ce23" office:value-type="string">
            <text:p>Artefatos gerados não condizem com os pedidos pelos planos; Dificuldade de entendimento de outras pessoas a respeito das atividades do papel, quando houver a troca de papeis</text:p>
          </table:table-cell>
          <table:table-cell table:style-name="ce23" office:value-type="string">
            <text:p>Baixa</text:p>
          </table:table-cell>
          <table:table-cell table:style-name="ce23" office:value-type="float" office:value="2">
            <text:p>2</text:p>
          </table:table-cell>
          <table:table-cell table:style-name="ce23" office:value-type="float" office:value="5">
            <text:p>5</text:p>
          </table:table-cell>
          <table:table-cell table:style-name="ce24" office:value-type="float" office:value="40933">
            <text:p>1/25/2012</text:p>
          </table:table-cell>
        </table:table-row>
        <table:table-row table:style-name="ro5">
          <table:table-cell table:style-name="ce22" office:value-type="string">
            <text:p>R23</text:p>
          </table:table-cell>
          <table:table-cell table:style-name="ce23" office:value-type="string">
            <text:p>O professor Juliano nao estar ciente dos seus papeis como gestor de portifolio</text:p>
          </table:table-cell>
          <table:table-cell table:style-name="ce23" office:value-type="string">
            <text:p>Entregável para o product owner não refletir o que está feito; Ausência de informações vitais ao projeto.</text:p>
          </table:table-cell>
          <table:table-cell table:style-name="ce23" office:value-type="string">
            <text:p>Alta</text:p>
          </table:table-cell>
          <table:table-cell table:style-name="ce23" office:value-type="float" office:value="15">
            <text:p>15</text:p>
          </table:table-cell>
          <table:table-cell table:style-name="ce23" office:value-type="float" office:value="75">
            <text:p>75</text:p>
          </table:table-cell>
          <table:table-cell table:style-name="ce24" office:value-type="float" office:value="40933">
            <text:p>1/25/2012</text:p>
          </table:table-cell>
        </table:table-row>
        <table:table-row table:style-name="ro3">
          <table:table-cell table:style-name="ce22" office:value-type="string">
            <text:p>R24</text:p>
          </table:table-cell>
          <table:table-cell table:style-name="ce23" office:value-type="string">
            <text:p>Dificuldade de entrar em contato com o Professor Cássio para validação do produto</text:p>
          </table:table-cell>
          <table:table-cell table:style-name="ce23" office:value-type="string">
            <text:p>Não apresentação do produto para o Cliente; Construção de um produto que não reflete a expectativa dos cliente.</text:p>
          </table:table-cell>
          <table:table-cell table:style-name="ce23" office:value-type="string">
            <text:p>Alta</text:p>
          </table:table-cell>
          <table:table-cell table:style-name="ce23" office:value-type="float" office:value="15">
            <text:p>15</text:p>
          </table:table-cell>
          <table:table-cell table:style-name="ce23" office:value-type="float" office:value="75">
            <text:p>75</text:p>
          </table:table-cell>
          <table:table-cell table:style-name="ce24" office:value-type="float" office:value="40933">
            <text:p>1/25/2012</text:p>
          </table:table-cell>
        </table:table-row>
        <table:table-row table:style-name="ro11">
          <table:table-cell table:style-name="ce22" office:value-type="string">
            <text:p>R25</text:p>
          </table:table-cell>
          <table:table-cell table:style-name="ce23" office:value-type="string">
            <text:p>Falta de ambiente de homologação e dificuldade para entrar em contato com o Danilo (Administrador da Fábrica)</text:p>
          </table:table-cell>
          <table:table-cell table:style-name="ce23" office:value-type="string">
            <text:p>Apresentar o produto para o cliente fora de um ambiente de homologação, sendo necessário a equipe se desdobrar para levantar a aplicação em ambiente próprio estando expostos a riscos de instabilidade do sistema devido últimas alterações; O Danilo pode não responder por estar de férias.</text:p>
          </table:table-cell>
          <table:table-cell table:style-name="ce23" office:value-type="string">
            <text:p>Alta</text:p>
          </table:table-cell>
          <table:table-cell table:style-name="ce23" office:value-type="float" office:value="7">
            <text:p>7</text:p>
          </table:table-cell>
          <table:table-cell table:style-name="ce23" office:value-type="float" office:value="35">
            <text:p>35</text:p>
          </table:table-cell>
          <table:table-cell table:style-name="ce24" office:value-type="float" office:value="40933">
            <text:p>1/25/2012</text:p>
          </table:table-cell>
        </table:table-row>
        <table:table-row table:style-name="ro5">
          <table:table-cell table:style-name="ce22" office:value-type="string">
            <text:p>R26</text:p>
          </table:table-cell>
          <table:table-cell table:style-name="ce23" office:value-type="string">
            <text:p>Falta de qualidade em código em baseline</text:p>
          </table:table-cell>
          <table:table-cell table:style-name="ce23" office:value-type="string">
            <text:p>Caso seja necessário utilizar o código na versão da baseline, esse pode ter qualidade duvidosa.</text:p>
          </table:table-cell>
          <table:table-cell table:style-name="ce23" office:value-type="string">
            <text:p>Alta</text:p>
          </table:table-cell>
          <table:table-cell table:style-name="ce23" office:value-type="float" office:value="15">
            <text:p>15</text:p>
          </table:table-cell>
          <table:table-cell table:style-name="ce23" office:value-type="float" office:value="75">
            <text:p>75</text:p>
          </table:table-cell>
          <table:table-cell table:style-name="ce24" office:value-type="float" office:value="40933">
            <text:p>1/25/2012</text:p>
          </table:table-cell>
        </table:table-row>
        <table:table-row table:style-name="ro8">
          <table:table-cell table:style-name="ce22" office:value-type="string">
            <text:p>R27</text:p>
          </table:table-cell>
          <table:table-cell table:style-name="ce23" office:value-type="string">
            <text:p>Problemas no processo e plano de ação após entrega da primeira avaliação do processo
</text:p>
          </table:table-cell>
          <table:table-cell table:style-name="ce23" office:value-type="string">
            <text:p>Entrega do projeto sem atender o requisitos do patrocinador, entregar o projeto com nível de maturidade "F" do MPS.BR</text:p>
          </table:table-cell>
          <table:table-cell table:style-name="ce23" office:value-type="string">
            <text:p>Alta</text:p>
          </table:table-cell>
          <table:table-cell table:number-columns-repeated="2"/>
          <table:table-cell table:style-name="ce24" office:value-type="float" office:value="41306">
            <text:p>2/1/2013</text:p>
          </table:table-cell>
        </table:table-row>
      </table:table>
      <table:table table:name="Ações Planejadas_Realizadas" table:style-name="ta2" table:print="false">
        <office:forms form:automatic-focus="false" form:apply-design-mode="false"/>
        <table:table-column table:style-name="co4" table:default-cell-style-name="ce-1"/>
        <table:table-column table:style-name="co5" table:default-cell-style-name="ce-1"/>
        <table:table-column table:style-name="co6" table:default-cell-style-name="ce-1"/>
        <table:table-column table:style-name="co4" table:default-cell-style-name="ce-1"/>
        <table:table-column table:style-name="co7" table:default-cell-style-name="ce-1"/>
        <table:table-column table:style-name="co8" table:default-cell-style-name="ce-1"/>
        <table:table-column table:style-name="co4" table:number-columns-repeated="15" table:default-cell-style-name="ce-1"/>
        <table:table-column table:style-name="co4" table:default-cell-style-name="ce15" table:number-columns-repeated="235"/>
        <table:table-row table:style-name="ro13">
          <table:table-cell table:style-name="ce25" table:formula="oooc:=['Riscos Identificados'.A1]" office:value-type="string">
            <text:p>Ident.</text:p>
          </table:table-cell>
          <table:table-cell table:style-name="ce26" table:formula="oooc:=['Riscos Identificados'.B1]" office:value-type="string">
            <text:p>Risco</text:p>
          </table:table-cell>
          <table:table-cell table:style-name="ce25" office:value-type="string">
            <text:p>Ações Planejadas</text:p>
          </table:table-cell>
          <table:table-cell table:style-name="ce26" office:value-type="string">
            <text:p>Ações Realizadas - Data</text:p>
          </table:table-cell>
          <table:table-cell table:style-name="ce25" office:value-type="string">
            <text:p>Ações Realizadas</text:p>
          </table:table-cell>
          <table:table-cell table:style-name="ce25" office:value-type="string">
            <text:p>Relatórios</text:p>
          </table:table-cell>
          <table:table-cell table:style-name="ce25"/>
          <table:table-cell table:style-name="ce27"/>
          <table:table-cell table:number-columns-repeated="13" table:style-name="ce28"/>
        </table:table-row>
        <table:table-row table:style-name="ro6">
          <table:table-cell table:style-name="ce25" table:formula="oooc:=['Riscos Identificados'.A2]" office:value-type="string">
            <text:p>R01</text:p>
          </table:table-cell>
          <table:table-cell table:style-name="ce29" table:formula="oooc:=['Riscos Identificados'.B2]" office:value-type="string">
            <text:p>Dificuldade de entendimento acerca do escopo do projeto.</text:p>
          </table:table-cell>
          <table:table-cell table:style-name="ce29" office:value-type="string">
            <text:p>Elaborar/Reutilizar o documento de conceito de operações (ConOps).</text:p>
          </table:table-cell>
          <table:table-cell table:number-columns-repeated="4" table:style-name="ce29"/>
          <table:table-cell table:style-name="ce30"/>
        </table:table-row>
        <table:table-row table:style-name="ro14">
          <table:table-cell table:style-name="ce25" table:formula="oooc:=['Riscos Identificados'.A3]" office:value-type="string">
            <text:p>R02</text:p>
          </table:table-cell>
          <table:table-cell table:style-name="ce29" table:formula="oooc:=['Riscos Identificados'.B3]" office:value-type="string">
            <text:p>Dificuldade de entendimento acerca dos requisitos definidos.</text:p>
          </table:table-cell>
          <table:table-cell table:style-name="ce29" office:value-type="string">
            <text:p>Elaborar documento de Especificação de Requisitos e validá-lo juntamente com os stakeholders;
Entrevistar e realizar questionários com os stakeholders;
Realizar brainstorming com os membros da equipe;</text:p>
          </table:table-cell>
          <table:table-cell table:number-columns-repeated="4" table:style-name="ce29"/>
          <table:table-cell table:style-name="ce30"/>
        </table:table-row>
        <table:table-row table:style-name="ro15">
          <table:table-cell table:style-name="ce31" table:formula="oooc:=['Riscos Identificados'.A4]" table:number-columns-spanned="1" table:number-rows-spanned="2" office:value-type="string">
            <text:p>R03</text:p>
          </table:table-cell>
          <table:table-cell table:style-name="ce29" table:formula="oooc:=['Riscos Identificados'.B4]" office:value-type="string">
            <text:p>Dificuldade de colaboração e comunicação</text:p>
          </table:table-cell>
          <table:table-cell table:style-name="ce29" office:value-type="string">
            <text:p>Utilizar portal do Projeto http://code.google.com/p/sgb-02-2012;
Respeitar a definição de papéis de cada iteração ou fase;
Divulgar lista de contatos com email, telefone, papel;
Realizar levantamento da capacitação dos membros da equipe;</text:p>
          </table:table-cell>
          <table:table-cell table:style-name="ce32" office:value-type="float" office:value="41207">
            <text:p>10/25/2012</text:p>
          </table:table-cell>
          <table:table-cell table:style-name="ce29" office:value-type="string">
            <text:p>Realizar levantamento da capacitação dos membros da equipe (realizado questionário de capacidade via e-mail).</text:p>
          </table:table-cell>
          <table:table-cell table:style-name="ce29" table:formula="oooc:=HYPERLINK(&quot;https://docs.google.com/document/d/19ybrnjVd8xZxilEB79qHlJVDIk7HURbuAgMjm2G6VMk/edit&quot;;&quot;Relatório Gestão - Construção 4&quot;)" office:value-type="string">
            <text:p>Relatório Gestão - Construção 4</text:p>
          </table:table-cell>
          <table:table-cell table:style-name="ce29"/>
          <table:table-cell table:style-name="ce30"/>
        </table:table-row>
        <table:table-row table:style-name="ro7">
          <table:covered-table-cell/>
          <table:table-cell table:number-columns-repeated="2" table:style-name="ce29"/>
          <table:table-cell table:style-name="ce32" office:value-type="float" office:value="41214">
            <text:p>11/1/2012</text:p>
          </table:table-cell>
          <table:table-cell table:style-name="ce29" office:value-type="string">
            <text:p>Utilizar portal do Projeto http://code.google.com/p/sgb-02-2012 (através de questionário foi decidido a utilização também do Google Drive);</text:p>
          </table:table-cell>
          <table:table-cell table:number-columns-repeated="2" table:style-name="ce29"/>
          <table:table-cell table:style-name="ce30"/>
        </table:table-row>
        <table:table-row table:style-name="ro10">
          <table:table-cell table:style-name="ce25"/>
          <table:table-cell table:number-columns-repeated="2" table:style-name="ce29"/>
          <table:table-cell table:style-name="ce32" office:value-type="float" office:value="41214">
            <text:p>11/1/2012</text:p>
          </table:table-cell>
          <table:table-cell table:style-name="ce29" office:value-type="string">
            <text:p>Divulgar lista de contatos com email, telefone, papel;</text:p>
          </table:table-cell>
          <table:table-cell table:number-columns-repeated="2" table:style-name="ce29"/>
          <table:table-cell table:style-name="ce30"/>
        </table:table-row>
        <table:table-row table:style-name="ro3">
          <table:table-cell table:style-name="ce25" table:formula="oooc:=['Riscos Identificados'.A5]" office:value-type="string">
            <text:p>R04</text:p>
          </table:table-cell>
          <table:table-cell table:style-name="ce29" table:formula="oooc:=['Riscos Identificados'.B5]" office:value-type="string">
            <text:p>Entregáveis não refletirem as reais necessidades do product owner</text:p>
          </table:table-cell>
          <table:table-cell table:style-name="ce29" office:value-type="string">
            <text:p>Validar previamente os entregáveis com os stakeholders; Validar os entregáveis com os requisitos já especificados;</text:p>
          </table:table-cell>
          <table:table-cell table:number-columns-repeated="4" table:style-name="ce29"/>
          <table:table-cell table:style-name="ce30"/>
        </table:table-row>
        <table:table-row table:style-name="ro16">
          <table:table-cell table:style-name="ce31" table:formula="oooc:=['Riscos Identificados'.A6]" table:number-columns-spanned="1" table:number-rows-spanned="2" office:value-type="string">
            <text:p>R05</text:p>
          </table:table-cell>
          <table:table-cell table:style-name="ce29" table:formula="oooc:=['Riscos Identificados'.B6]" office:value-type="string">
            <text:p>Tempo para conclusão do projeto insuficiente</text:p>
          </table:table-cell>
          <table:table-cell table:style-name="ce29" office:value-type="string">
            <text:p>Elaborar cronograma inicial;
Realizar distribuição das tarefas entre os membros;
Gerenciar o cronograma através do portal e de ferramentas de acompanhamento;
Aumentar a quantidade de horas alocadas por membro;</text:p>
          </table:table-cell>
          <table:table-cell table:style-name="ce32" office:value-type="float" office:value="41207">
            <text:p>10/25/2012</text:p>
          </table:table-cell>
          <table:table-cell table:style-name="ce29" office:value-type="string">
            <text:p>Elaborar cronograma inicial</text:p>
          </table:table-cell>
          <table:table-cell table:number-columns-repeated="2" table:style-name="ce29"/>
          <table:table-cell table:style-name="ce30"/>
        </table:table-row>
        <table:table-row table:style-name="ro7">
          <table:covered-table-cell/>
          <table:table-cell table:number-columns-repeated="2" table:style-name="ce29"/>
          <table:table-cell table:style-name="ce32" office:value-type="float" office:value="41214">
            <text:p>11/1/2012</text:p>
          </table:table-cell>
          <table:table-cell table:style-name="ce29" office:value-type="string">
            <text:p>Realizar distribuição das tarefas entre os membros (esta ação está sendo implementada e gerenciada pelo Gestor de Cronograma);</text:p>
          </table:table-cell>
          <table:table-cell table:number-columns-repeated="2" table:style-name="ce29"/>
          <table:table-cell table:style-name="ce30"/>
        </table:table-row>
        <table:table-row table:style-name="ro17">
          <table:table-cell table:style-name="ce25" table:formula="oooc:=['Riscos Identificados'.A7]" office:value-type="string">
            <text:p>R06</text:p>
          </table:table-cell>
          <table:table-cell table:style-name="ce29" table:formula="oooc:=['Riscos Identificados'.B7]" office:value-type="string">
            <text:p>Recursos necessários para a execução do projeto insuficientes</text:p>
          </table:table-cell>
          <table:table-cell table:style-name="ce29" office:value-type="string">
            <text:p>Gerir entraves relacionados aos recursos de hardware;
Gerir entraves relacionados aos recursos de software;
Realizar questionário de escolha de tecnologias;
Aumentar a quantidade de horas alocadas por membro</text:p>
          </table:table-cell>
          <table:table-cell table:style-name="ce32" office:value-type="float" office:value="41207">
            <text:p>10/25/2012</text:p>
          </table:table-cell>
          <table:table-cell table:style-name="ce29" office:value-type="string">
            <text:p>Realizar questionário de escolha de tecnologias (realizado questionário para definição de tecnologias via e-mail).</text:p>
          </table:table-cell>
          <table:table-cell table:number-columns-repeated="2" table:style-name="ce29"/>
          <table:table-cell table:style-name="ce30"/>
        </table:table-row>
        <table:table-row table:style-name="ro14">
          <table:table-cell table:style-name="ce25" table:formula="oooc:=['Riscos Identificados'.A8]" office:value-type="string">
            <text:p>R07</text:p>
          </table:table-cell>
          <table:table-cell table:style-name="ce29" table:formula="oooc:=['Riscos Identificados'.B8]" office:value-type="string">
            <text:p>Dificuldade de cumprir as restrições de projeto definidas pelos stakeholders</text:p>
          </table:table-cell>
          <table:table-cell table:style-name="ce29" office:value-type="string">
            <text:p>Identificar as restrições do projeto em documento à parte;
Gerir as alterações nas restrições do projeto;
Gerir a implementação das restrições do projeto;
Negociar restrições com os stakeholders;</text:p>
          </table:table-cell>
          <table:table-cell table:number-columns-repeated="4" table:style-name="ce29"/>
          <table:table-cell table:style-name="ce30"/>
        </table:table-row>
        <table:table-row table:style-name="ro3">
          <table:table-cell table:style-name="ce25" table:formula="oooc:=['Riscos Identificados'.A9]" table:number-columns-spanned="1" table:number-rows-spanned="2" office:value-type="string">
            <text:p>R08</text:p>
          </table:table-cell>
          <table:table-cell table:style-name="ce29" table:formula="oooc:=['Riscos Identificados'.B9]" table:number-columns-spanned="1" table:number-rows-spanned="2" office:value-type="string">
            <text:p>Dificuldade de mensurar e acompanhar o progresso do projeto</text:p>
          </table:table-cell>
          <table:table-cell table:style-name="ce29" table:number-columns-spanned="1" table:number-rows-spanned="2" office:value-type="string">
            <text:p>Utilizar ferramenta de gerência de projeto;
Acompanhar semanalmente o andamento do projeto;</text:p>
          </table:table-cell>
          <table:table-cell table:style-name="ce32" office:value-type="float" office:value="41214">
            <text:p>11/1/2012</text:p>
          </table:table-cell>
          <table:table-cell table:style-name="ce29" office:value-type="string">
            <text:p>Utilizar ferramenta de gerência de projeto (será utilizado o Redmine conforme acordado entre os membros da equipe);</text:p>
          </table:table-cell>
          <table:table-cell table:style-name="ce29" table:formula="oooc:=HYPERLINK(&quot;https://docs.google.com/document/d/1apvkerYnxOb_BSP5rzGSIwk4HNwTXUipyWfp1rItpyM/edit&quot;;&quot;Relatório Gestão - Construção 1&quot;)" table:number-columns-spanned="1" table:number-rows-spanned="2" office:value-type="string">
            <text:p>Relatório Gestão - Construção 1</text:p>
          </table:table-cell>
          <table:table-cell table:style-name="ce29" table:formula="oooc:=HYPERLINK(&quot;https://docs.google.com/document/d/19ybrnjVd8xZxilEB79qHlJVDIk7HURbuAgMjm2G6VMk/edit&quot;;&quot;Relatório Gestão - Construção 4&quot;)" office:value-type="string">
            <text:p>Relatório Gestão - Construção 4</text:p>
          </table:table-cell>
          <table:table-cell table:style-name="ce30"/>
        </table:table-row>
        <table:table-row table:style-name="ro13">
          <table:covered-table-cell/>
          <table:covered-table-cell/>
          <table:covered-table-cell/>
          <table:table-cell table:style-name="ce32" office:value-type="float" office:value="41229">
            <text:p>11/16/2012</text:p>
          </table:table-cell>
          <table:table-cell table:style-name="ce29" office:value-type="string">
            <text:p>Redmine foi disponibilizado.</text:p>
          </table:table-cell>
          <table:covered-table-cell/>
          <table:table-cell table:style-name="ce29"/>
          <table:table-cell table:style-name="ce30"/>
        </table:table-row>
        <table:table-row table:style-name="ro16">
          <table:table-cell table:style-name="ce25" table:formula="oooc:=['Riscos Identificados'.A10]" office:value-type="string">
            <text:p>R09</text:p>
          </table:table-cell>
          <table:table-cell table:style-name="ce29" table:formula="oooc:=['Riscos Identificados'.B10]" office:value-type="string">
            <text:p>Rotatividade de papeis</text:p>
          </table:table-cell>
          <table:table-cell table:style-name="ce29" office:value-type="string">
            <text:p>Para papeis com mais de um membro, deixar sempre um membro da iteração anterior para liderar a equipe e compartilhar conhecimento.
Publicar um documento com informações relevantes à continuidade das atividades.</text:p>
          </table:table-cell>
          <table:table-cell table:style-name="ce32" office:value-type="float" office:value="41229">
            <text:p>11/16/2012</text:p>
          </table:table-cell>
          <table:table-cell table:style-name="ce29" office:value-type="string">
            <text:p>Durante a distribuição preliminar de papeis e responsabilidades foi respeitado a recomendação para mitigação desse risco; Publicação do documento LEIA-ME com informações relevantes sobre o passado das atividades.</text:p>
          </table:table-cell>
          <table:table-cell table:style-name="ce29" table:formula="oooc:=HYPERLINK(&quot;https://docs.google.com/document/d/1apvkerYnxOb_BSP5rzGSIwk4HNwTXUipyWfp1rItpyM/edit&quot;;&quot;Relatório Gestão - Construção 1&quot;)" office:value-type="string">
            <text:p>Relatório Gestão - Construção 1</text:p>
          </table:table-cell>
          <table:table-cell table:style-name="ce29" table:formula="oooc:=HYPERLINK(&quot;https://docs.google.com/document/d/1szdHUpkquZMR5vUFFIJPQOS0KgZVRdsGAoNz2CUyXmM/edit&quot;;&quot;Relatório Gestão - Construção 3&quot;)" office:value-type="string">
            <text:p>Relatório Gestão - Construção 3</text:p>
          </table:table-cell>
          <table:table-cell table:style-name="ce30"/>
        </table:table-row>
        <table:table-row table:style-name="ro5">
          <table:table-cell table:style-name="ce25" table:formula="oooc:=['Riscos Identificados'.A11]" office:value-type="string">
            <text:p>R10</text:p>
          </table:table-cell>
          <table:table-cell table:style-name="ce29" table:formula="oooc:=['Riscos Identificados'.B11]" office:value-type="string">
            <text:p>Falta de compromentimento da equipe com as atividades</text:p>
          </table:table-cell>
          <table:table-cell table:style-name="ce29" office:value-type="string">
            <text:p>Aplicar punição para membros da equipe que não cumprirem as atividades definidas.</text:p>
          </table:table-cell>
          <table:table-cell table:number-columns-repeated="2" table:style-name="ce29"/>
          <table:table-cell table:style-name="ce29" table:formula="oooc:=HYPERLINK(&quot;https://docs.google.com/document/d/1apvkerYnxOb_BSP5rzGSIwk4HNwTXUipyWfp1rItpyM/edit&quot;;&quot;Relatório Gestão - Construção 1&quot;)" office:value-type="string">
            <text:p>Relatório Gestão - Construção 1</text:p>
          </table:table-cell>
          <table:table-cell table:style-name="ce29" table:formula="oooc:=HYPERLINK(&quot;https://docs.google.com/document/d/1szdHUpkquZMR5vUFFIJPQOS0KgZVRdsGAoNz2CUyXmM/edit&quot;;&quot;Relatório Gestão - Construção 3&quot;)" office:value-type="string">
            <text:p>Relatório Gestão - Construção 3</text:p>
          </table:table-cell>
          <table:table-cell table:style-name="ce30"/>
        </table:table-row>
        <table:table-row table:style-name="ro6">
          <table:table-cell table:style-name="ce25" table:formula="oooc:=['Riscos Identificados'.A12]" office:value-type="string">
            <text:p>R11</text:p>
          </table:table-cell>
          <table:table-cell table:style-name="ce29" table:formula="oooc:=['Riscos Identificados'.B12]" office:value-type="string">
            <text:p>Acompanhamento da participação dos interessados no projeto.</text:p>
          </table:table-cell>
          <table:table-cell table:style-name="ce29" office:value-type="string">
            <text:p>Acompanhar a participação de todos os interessados do projeto.</text:p>
          </table:table-cell>
          <table:table-cell table:number-columns-repeated="2" table:style-name="ce29"/>
          <table:table-cell table:style-name="ce29" table:formula="oooc:=HYPERLINK(&quot;https://docs.google.com/document/d/1apvkerYnxOb_BSP5rzGSIwk4HNwTXUipyWfp1rItpyM/edit&quot;;&quot;Relatório Gestão - Construção 1&quot;)" office:value-type="string">
            <text:p>Relatório Gestão - Construção 1</text:p>
          </table:table-cell>
          <table:table-cell table:style-name="ce29"/>
          <table:table-cell table:style-name="ce30"/>
        </table:table-row>
        <table:table-row table:style-name="ro8">
          <table:table-cell table:style-name="ce25" table:formula="oooc:=['Riscos Identificados'.A13]" office:value-type="string">
            <text:p>R12</text:p>
          </table:table-cell>
          <table:table-cell table:style-name="ce29" table:formula="oooc:=['Riscos Identificados'.B13]" office:value-type="string">
            <text:p>Documentos criados por pessoas que possuem dominio que não seja “@gmail.com”, não podem alterar proprietários</text:p>
          </table:table-cell>
          <table:table-cell table:style-name="ce29" office:value-type="string">
            <text:p>Assumiremos o risco, contando que os colaboradores proprietários dos e-mails com problema não vão efetuar mudanças não autorizadas.</text:p>
          </table:table-cell>
          <table:table-cell table:number-columns-repeated="2" table:style-name="ce29"/>
          <table:table-cell table:style-name="ce29" table:formula="oooc:=HYPERLINK(&quot;https://docs.google.com/document/d/1PIokHtQCABZkxYvlaOjioSysrZ0maxR-0-qYrsTRCqc/edit&quot;;&quot;Relatório Gestão - Construção 2&quot;)" office:value-type="string">
            <text:p>Relatório Gestão - Construção 2</text:p>
          </table:table-cell>
          <table:table-cell table:style-name="ce29"/>
          <table:table-cell table:style-name="ce30"/>
        </table:table-row>
        <table:table-row table:style-name="ro3">
          <table:table-cell table:style-name="ce25" table:formula="oooc:=['Riscos Identificados'.A14]" office:value-type="string">
            <text:p>R13</text:p>
          </table:table-cell>
          <table:table-cell table:style-name="ce29" table:formula="oooc:=['Riscos Identificados'.B14]" office:value-type="string">
            <text:p>Estimativas com horas erradas, por erros de proporção, exemplo 40 minutos ser estimado como 0,40 h</text:p>
          </table:table-cell>
          <table:table-cell table:style-name="ce29" office:value-type="string">
            <text:p>Caso as horas forem colocadas de maneira equivocadas, o gestor de custo fará a análise a as corrigirá.</text:p>
          </table:table-cell>
          <table:table-cell table:number-columns-repeated="2" table:style-name="ce29"/>
          <table:table-cell table:style-name="ce29" table:formula="oooc:=HYPERLINK(&quot;https://docs.google.com/document/d/1PIokHtQCABZkxYvlaOjioSysrZ0maxR-0-qYrsTRCqc/edit&quot;;&quot;Relatório Gestão - Construção 2&quot;)" office:value-type="string">
            <text:p>Relatório Gestão - Construção 2</text:p>
          </table:table-cell>
          <table:table-cell table:style-name="ce29"/>
          <table:table-cell table:style-name="ce30"/>
        </table:table-row>
        <table:table-row table:style-name="ro15">
          <table:table-cell table:style-name="ce25" table:formula="oooc:=['Riscos Identificados'.A15]" office:value-type="string">
            <text:p>R14</text:p>
          </table:table-cell>
          <table:table-cell table:style-name="ce29" table:formula="oooc:=['Riscos Identificados'.B15]" office:value-type="string">
            <text:p>As atividades prioritárias do SGB: Requisitos, usabilidade, projeto e desenvolvimento serão agora realizadas em paralelo</text:p>
          </table:table-cell>
          <table:table-cell table:style-name="ce29" office:value-type="string">
            <text:p>Haverá uma integração maior entre as equipes através da própria equipe de integração com as equipes de desenvolvimento, requisitos, usabilidade e projeto e entre essas equipes entre si. A gestão de integração será responsável por resolver eventuais problemas.</text:p>
          </table:table-cell>
          <table:table-cell table:number-columns-repeated="2" table:style-name="ce29"/>
          <table:table-cell table:style-name="ce29" table:formula="oooc:=HYPERLINK(&quot;https://docs.google.com/document/d/1PIokHtQCABZkxYvlaOjioSysrZ0maxR-0-qYrsTRCqc/edit&quot;;&quot;Relatório Gestão - Construção 2&quot;)" office:value-type="string">
            <text:p>Relatório Gestão - Construção 2</text:p>
          </table:table-cell>
          <table:table-cell table:style-name="ce29" table:formula="oooc:=HYPERLINK(&quot;https://docs.google.com/document/d/19ybrnjVd8xZxilEB79qHlJVDIk7HURbuAgMjm2G6VMk/edit&quot;;&quot;Relatório Gestão - Construção 4&quot;)" office:value-type="string">
            <text:p>Relatório Gestão - Construção 4</text:p>
          </table:table-cell>
          <table:table-cell table:style-name="ce30"/>
        </table:table-row>
        <table:table-row table:style-name="ro8">
          <table:table-cell table:style-name="ce25" table:formula="oooc:=['Riscos Identificados'.A16]" office:value-type="string">
            <text:p>R15</text:p>
          </table:table-cell>
          <table:table-cell table:style-name="ce29" table:formula="oooc:=['Riscos Identificados'.B16]" office:value-type="string">
            <text:p>Dependência da aplicação Artfactory para o desenvolvimento da aplicação. </text:p>
          </table:table-cell>
          <table:table-cell table:style-name="ce29" office:value-type="string">
            <text:p>O arquiteto do projeto no momento ficará responsável por repassar aos demais representantes do projeto as devidas configurações.</text:p>
          </table:table-cell>
          <table:table-cell table:number-columns-repeated="2" table:style-name="ce29"/>
          <table:table-cell table:style-name="ce29" table:formula="oooc:=HYPERLINK(&quot;https://docs.google.com/document/d/1PIokHtQCABZkxYvlaOjioSysrZ0maxR-0-qYrsTRCqc/edit&quot;;&quot;Relatório Gestão - Construção 2&quot;)" office:value-type="string">
            <text:p>Relatório Gestão - Construção 2</text:p>
          </table:table-cell>
          <table:table-cell table:style-name="ce29"/>
          <table:table-cell table:style-name="ce30"/>
        </table:table-row>
        <table:table-row table:style-name="ro18">
          <table:table-cell table:style-name="ce25" table:formula="oooc:=['Riscos Identificados'.A17]" office:value-type="string">
            <text:p>R16</text:p>
          </table:table-cell>
          <table:table-cell table:style-name="ce29" table:formula="oooc:=['Riscos Identificados'.B17]" office:value-type="string">
            <text:p>Atividades não finalizadas na Iteração</text:p>
          </table:table-cell>
          <table:table-cell table:style-name="ce29" office:value-type="string">
            <text:p>Acompanhar o andamento das atividades juntamente com os responsáveis pela mesmas com o objetivo de identificar atividade com chance de não ser finalizada no prazo estipulado. Para essas atividades identificadas, deve realizar ações juntamente com os demais gestores para possibilitar a entrega no prazo. Para atividades que não foram finalizadas, elas serão realocadas para próxima iteração.</text:p>
          </table:table-cell>
          <table:table-cell table:style-name="ce32" office:value-type="float" office:value="41257">
            <text:p>12/14/2012</text:p>
          </table:table-cell>
          <table:table-cell table:style-name="ce29" office:value-type="string">
            <text:p>Os gerentes estão continuamente conversando com os membros da equipe para identificar impedimentos. </text:p>
          </table:table-cell>
          <table:table-cell table:style-name="ce29" table:formula="oooc:=HYPERLINK(&quot;https://docs.google.com/document/d/1szdHUpkquZMR5vUFFIJPQOS0KgZVRdsGAoNz2CUyXmM/edit&quot;;&quot;Relatório Gestão - Construção 3&quot;)" office:value-type="string">
            <text:p>Relatório Gestão - Construção 3</text:p>
          </table:table-cell>
          <table:table-cell table:style-name="ce29"/>
          <table:table-cell table:style-name="ce30"/>
        </table:table-row>
        <table:table-row table:style-name="ro19">
          <table:table-cell table:style-name="ce25" table:formula="oooc:=['Riscos Identificados'.A18]" office:value-type="string">
            <text:p>R17</text:p>
          </table:table-cell>
          <table:table-cell table:style-name="ce29" table:formula="oooc:=['Riscos Identificados'.B18]" office:value-type="string">
            <text:p>Servidor do INF ficar indisponível(fora do ar)</text:p>
          </table:table-cell>
          <table:table-cell table:style-name="ce29" office:value-type="string">
            <text:p>Usar o backup do banco de dados do redmine e usá-lo para subir o redmine localmente na fábrica de software. Dessa forma o redmine estará diponível apenas para leitura.</text:p>
          </table:table-cell>
          <table:table-cell table:style-name="ce32" office:value-type="float" office:value="41255">
            <text:p>12/12/2012</text:p>
          </table:table-cell>
          <table:table-cell table:style-name="ce29" office:value-type="string">
            <text:p>O Gestor de Risco entrou em contato com o cercomp, mas nada foi resolvido. Além disso, o gestor entrou em contato com o gerente de infraestrutura da fábrica de software para verificar a possibilidade de realizar o backup do redmine diariamente. Quando os serviços do INF ficarem fora do ar, iremos levantar um serviço local na fábrica com os dados da última versão do backup do redmine oficial. Com isso, no mínimo o redmine estará diponível para leitura.</text:p>
          </table:table-cell>
          <table:table-cell table:style-name="ce29" table:formula="oooc:=HYPERLINK(&quot;https://docs.google.com/document/d/1szdHUpkquZMR5vUFFIJPQOS0KgZVRdsGAoNz2CUyXmM/edit&quot;;&quot;Relatório Gestão - Construção 3&quot;)" office:value-type="string">
            <text:p>Relatório Gestão - Construção 3</text:p>
          </table:table-cell>
          <table:table-cell table:style-name="ce29" table:formula="oooc:=HYPERLINK(&quot;https://docs.google.com/document/d/19ybrnjVd8xZxilEB79qHlJVDIk7HURbuAgMjm2G6VMk/edit&quot;;&quot;Relatório Gestão - Construção 4&quot;)" office:value-type="string">
            <text:p>Relatório Gestão - Construção 4</text:p>
          </table:table-cell>
          <table:table-cell table:style-name="ce30"/>
        </table:table-row>
        <table:table-row table:style-name="ro20">
          <table:table-cell table:style-name="ce25" table:formula="oooc:=['Riscos Identificados'.A19]" office:value-type="string">
            <text:p>R18</text:p>
          </table:table-cell>
          <table:table-cell table:style-name="ce29" table:formula="oooc:=['Riscos Identificados'.B19]" office:value-type="string">
            <text:p>Alocação de tarefas duplicadas no Redmine para membros distintos</text:p>
          </table:table-cell>
          <table:table-cell table:number-columns-repeated="5" table:style-name="ce29"/>
          <table:table-cell table:style-name="ce30"/>
        </table:table-row>
        <table:table-row table:style-name="ro20">
          <table:table-cell table:style-name="ce25" table:formula="oooc:=['Riscos Identificados'.A20]" office:value-type="string">
            <text:p>R19</text:p>
          </table:table-cell>
          <table:table-cell table:style-name="ce29" table:formula="oooc:=['Riscos Identificados'.B20]" office:value-type="string">
            <text:p>Stakeholders entrar de férias</text:p>
          </table:table-cell>
          <table:table-cell table:number-columns-repeated="5" table:style-name="ce29"/>
          <table:table-cell table:style-name="ce30"/>
        </table:table-row>
        <table:table-row table:style-name="ro20">
          <table:table-cell table:style-name="ce25" table:formula="oooc:=['Riscos Identificados'.A21]" office:value-type="string">
            <text:p>R20</text:p>
          </table:table-cell>
          <table:table-cell table:style-name="ce29" table:formula="oooc:=['Riscos Identificados'.B21]" office:value-type="string">
            <text:p>Stakeholders ficar de licença médica</text:p>
          </table:table-cell>
          <table:table-cell table:number-columns-repeated="5" table:style-name="ce29"/>
          <table:table-cell table:style-name="ce30"/>
        </table:table-row>
        <table:table-row table:style-name="ro20">
          <table:table-cell table:style-name="ce25" table:formula="oooc:=['Riscos Identificados'.A22]" office:value-type="string">
            <text:p>R21</text:p>
          </table:table-cell>
          <table:table-cell table:style-name="ce29" table:formula="oooc:=['Riscos Identificados'.B22]" office:value-type="string">
            <text:p>Não submeter os artefatos gerados na iteração no google code para geração da baseline</text:p>
          </table:table-cell>
          <table:table-cell table:number-columns-repeated="3" table:style-name="ce29"/>
          <table:table-cell table:style-name="ce29" table:formula="oooc:=HYPERLINK(&quot;https://docs.google.com/document/d/19ybrnjVd8xZxilEB79qHlJVDIk7HURbuAgMjm2G6VMk/edit&quot;;&quot;Relatório Gestão - Construção 4&quot;)" office:value-type="string">
            <text:p>Relatório Gestão - Construção 4</text:p>
          </table:table-cell>
          <table:table-cell table:style-name="ce29"/>
          <table:table-cell table:style-name="ce30"/>
        </table:table-row>
        <table:table-row table:style-name="ro20">
          <table:table-cell table:style-name="ce25" table:formula="oooc:=['Riscos Identificados'.A23]" office:value-type="string">
            <text:p>R22</text:p>
          </table:table-cell>
          <table:table-cell table:style-name="ce29" table:formula="oooc:=['Riscos Identificados'.B23]" office:value-type="string">
            <text:p>Os participantes do projeto não seguirem o plano do seu cargo</text:p>
          </table:table-cell>
          <table:table-cell table:number-columns-repeated="5" table:style-name="ce29"/>
          <table:table-cell table:style-name="ce30"/>
        </table:table-row>
        <table:table-row table:style-name="ro20">
          <table:table-cell table:style-name="ce25" table:formula="oooc:=['Riscos Identificados'.A24]" office:value-type="string">
            <text:p>R23</text:p>
          </table:table-cell>
          <table:table-cell table:style-name="ce29" table:formula="oooc:=['Riscos Identificados'.B24]" office:value-type="string">
            <text:p>O professor Juliano nao estar ciente dos seus papeis como gestor de portifolio</text:p>
          </table:table-cell>
          <table:table-cell table:number-columns-repeated="5" table:style-name="ce29"/>
          <table:table-cell table:style-name="ce30"/>
        </table:table-row>
        <table:table-row table:style-name="ro3">
          <table:table-cell table:style-name="ce25" table:formula="oooc:=['Riscos Identificados'.A25]" office:value-type="string">
            <text:p>R24</text:p>
          </table:table-cell>
          <table:table-cell table:style-name="ce29" table:formula="oooc:=['Riscos Identificados'.B25]" office:value-type="string">
            <text:p>Dificuldade de entrar em contato com o Professor Cássio para validação do produto</text:p>
          </table:table-cell>
          <table:table-cell table:style-name="ce29" office:value-type="string">
            <text:p>Pedir intervenção ao Juliano</text:p>
          </table:table-cell>
          <table:table-cell table:style-name="ce32" office:value-type="float" office:value="40933">
            <text:p>1/25/2012</text:p>
          </table:table-cell>
          <table:table-cell table:style-name="ce29" office:value-type="string">
            <text:p>Foi solicitado ao Juliano para entrar em contato com o Cássio para o agendamento da apresentação da aplicação.</text:p>
          </table:table-cell>
          <table:table-cell table:number-columns-repeated="2" table:style-name="ce29"/>
          <table:table-cell table:style-name="ce30"/>
        </table:table-row>
        <table:table-row table:style-name="ro10">
          <table:table-cell table:style-name="ce25" table:formula="oooc:=['Riscos Identificados'.A26]" office:value-type="string">
            <text:p>R25</text:p>
          </table:table-cell>
          <table:table-cell table:style-name="ce29" table:formula="oooc:=['Riscos Identificados'.B26]" office:value-type="string">
            <text:p>Falta de ambiente de homologação e dificuldade para entrar em contato com o Danilo (Administrador da Fábrica)</text:p>
          </table:table-cell>
          <table:table-cell table:style-name="ce29" office:value-type="string">
            <text:p>Levantar um servidor de homologação na casa do Igor</text:p>
          </table:table-cell>
          <table:table-cell table:number-columns-repeated="4" table:style-name="ce29"/>
          <table:table-cell table:style-name="ce30"/>
        </table:table-row>
        <table:table-row table:style-name="ro5">
          <table:table-cell table:style-name="ce25" table:formula="oooc:=['Riscos Identificados'.A27]" office:value-type="string">
            <text:p>R26</text:p>
          </table:table-cell>
          <table:table-cell table:style-name="ce29" table:formula="oooc:=['Riscos Identificados'.B27]" office:value-type="string">
            <text:p>Falta de qualidade em código em baseline</text:p>
          </table:table-cell>
          <table:table-cell table:style-name="ce29" office:value-type="string">
            <text:p>Solicitar que a equipe de qualidade do produto verifique a qualidade e estabeleça uma baseline confiável.</text:p>
          </table:table-cell>
          <table:table-cell table:number-columns-repeated="4" table:style-name="ce29"/>
          <table:table-cell table:style-name="ce30"/>
        </table:table-row>
        <table:table-row table:style-name="ro21">
          <table:table-cell table:style-name="ce25" table:formula="oooc:=['Riscos Identificados'.A28]" office:value-type="string">
            <text:p>R27</text:p>
          </table:table-cell>
          <table:table-cell table:style-name="ce29" table:formula="oooc:=['Riscos Identificados'.B28]" office:value-type="string">
            <text:p>Problemas no processo e plano de ação após entrega da primeira avaliação do processo
</text:p>
          </table:table-cell>
          <table:table-cell table:style-name="ce29" office:value-type="string">
            <text:p>Reunir os gestores para tomada de decisão dos ajustes necessários para o projeto.</text:p>
          </table:table-cell>
          <table:table-cell table:style-name="ce32" office:value-type="float" office:value="41306">
            <text:p>2/1/2013</text:p>
          </table:table-cell>
          <table:table-cell table:style-name="ce29" office:value-type="string">
            <text:p>Primeiramente foi reportado para todos os gestores posteriormente para a equipe técnica (desenvolvimento). Na reunião foi decidido dividir a turma em duas vertentes, uma focaria em revisar todo o processo e a segunda focar no produto (desenvolvimento).  Coletado uma prévia com a avaliadora do processo (Prof Adriana) para adiantarmos nossa revisão. Reportado para toda a equipe a fase crítica e esta mudança nos papeis e responsabilidades, para todos auxiliarem revisando suas atividades.</text:p>
          </table:table-cell>
          <table:table-cell table:style-name="ce29" table:formula="oooc:=HYPERLINK(&quot;https://docs.google.com/document/d/10he9g2-DyDwRjzPBhhcvKPQ8ORzGTmqSwV7DHY5z7yw/edit&quot;;&quot;Relatório de Integração - Construção 6&quot;)" office:value-type="string">
            <text:p>Relatório de Integração - Construção 6</text:p>
          </table:table-cell>
          <table:table-cell table:style-name="ce29"/>
          <table:table-cell table:style-name="ce3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date-style style:name="N177P0" style:volatile="true">
      <number:month/>
      <number:text>/</number:text>
      <number:day/>
      <number:text>/</number:text>
      <number:year number:style="long"/>
    </number:date-style>
    <number:text-style style:name="N177">
      <number:text-content/>
      <style:map style:condition="value()&gt;=0" style:apply-style-name="N177P0"/>
    </number:text-style>
    <style:style style:name="Default" style:family="table-cell" style:data-style-name="N0">
      <style:table-cell-properties style:border="none" style:vertical-align="middle"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Riscos Identificados" style:display-name="PageStyle_Riscos Identificados" style:page-layout-name="pm1">
      <style:header style:display="false"/>
      <style:header-left style:display="false"/>
      <style:footer style:display="false"/>
      <style:footer-left style:display="false"/>
    </style:master-page>
    <style:master-page style:name="PageStyle_5f_Ações Planejadas_Realizadas" style:display-name="PageStyle_Ações Planejadas_Realizadas" style:page-layout-name="pm2">
      <style:header style:display="false"/>
      <style:header-left style:display="false"/>
      <style:footer style:display="false"/>
      <style:footer-left style:display="false"/>
    </style:master-page>
  </office:master-styles>
</office:document-styles>
</file>